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officeooo:rsid="0019217b" officeooo:paragraph-rsid="0019217b" style:font-size-asian="10pt" style:font-size-complex="10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style:font-name="Verdana" fo:font-size="10pt" style:font-size-asian="10pt" style:font-size-complex="10pt"/>
    </style:style>
    <style:style style:name="P7" style:family="paragraph" style:parent-style-name="List_20_Paragraph" style:list-style-name="WWNum1">
      <style:text-properties style:font-name="Verdana" fo:font-size="10pt" officeooo:rsid="0019217b" officeooo:paragraph-rsid="0019217b" style:font-size-asian="10pt" style:font-size-complex="10pt"/>
    </style:style>
    <style:style style:name="T1" style:family="text">
      <style:text-properties style:font-name="Verdana" fo:font-size="16pt" fo:font-weight="bold" style:font-size-asian="16pt" style:font-weight-asian="bold" style:font-size-complex="16pt"/>
    </style:style>
    <style:style style:name="T2" style:family="text">
      <style:text-properties style:font-name="Verdan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gistro de la gestión del almacén y pedidos</text:span></text:p>
      <text:p text:style-name="P1"/>
      <text:p text:style-name="Standard"><text:span text:style-name="T2">El sistema de gestión de almacén debe mantener los datos correspondientes a los productos y sus características.</text:span></text:p>
      <text:p text:style-name="P2"/>
      <text:p text:style-name="Standard"><text:span text:style-name="T2">En el sistema se tendrán almacenados los equipos en stock que existen en el almacén, almacenando una información mínima de cada uno de ellos:</text:span></text:p>
      <text:list xml:id="list3406096116944004932" text:style-name="WWNum1">
        <text:list-item>
          <text:p text:style-name="P7">idAlmacen</text:p>
        </text:list-item>
        <text:list-item>
          <text:p text:style-name="P6"><text:bookmark-start text:name="_GoBack"/>Nombre</text:p>
        </text:list-item>
        <text:list-item>
          <text:p text:style-name="P5"><text:span text:style-name="T2">Tipo</text:span></text:p>
        </text:list-item>
        <text:list-item>
          <text:p text:style-name="P5"><text:span text:style-name="T2">Referencia</text:span></text:p>
        </text:list-item>
        <text:list-item>
          <text:p text:style-name="P5"><text:span text:style-name="T2">Unidades</text:span></text:p>
        </text:list-item>
        <text:list-item>
          <text:p text:style-name="P5"><text:span text:style-name="T2">Precio de compra</text:span></text:p>
        </text:list-item>
        <text:list-item>
          <text:p text:style-name="P5"><text:span text:style-name="T2">Precio de venta</text:span></text:p>
        </text:list-item>
        <text:list-item>
          <text:p text:style-name="P5"><text:span text:style-name="T2">IVA aplicado</text:span></text:p>
        </text:list-item>
        <text:list-item>
          <text:p text:style-name="P5"><text:span text:style-name="T2">Proveedor</text:span></text:p>
        </text:list-item>
        <text:list-item>
          <text:p text:style-name="P5"><text:span text:style-name="T2">Peso</text:span></text:p>
        </text:list-item>
        <text:list-item>
          <text:p text:style-name="P5"><text:span text:style-name="T2">Volumen (embalado)</text:span></text:p>
        </text:list-item>
      </text:list>
      <text:p text:style-name="P2"><text:bookmark-end text:name="_GoBack"/></text:p>
      <text:p text:style-name="Standard"><text:span text:style-name="T2">Pueden existir mismos productos (mismo nombre y tipo) que provengan de distintos proveedores y con distinto precio, se consideraran equipos distintos y tendrán una referencia distinta (identificador)</text:span></text:p>
      <text:p text:style-name="P2"/>
      <text:p text:style-name="P3">Cada almacen tendra una entrada para cada uno de los productos, siento el producto 1 del almacen 0 (central), diferente del producto 1 del almacen 1 (almacen pequeño), no obstante la referencia debe ser la misma para poder pedir de forma adecuada desde los almacenes pequeños al central.</text:p>
      <text:p text:style-name="P2"/>
      <text:p text:style-name="Standard"><text:span text:style-name="T2">Así mismo se debe disponer de una forma de ver la cantidad de unidades vendidas de cada uno de los equipos, para llevar una cuenta de los que se venden y en qué cantidades.</text:span></text:p>
      <text:p text:style-name="P2"/>
      <text:p text:style-name="Standard"><text:span text:style-name="T2">A parte de esto se necesita que el sistema avise cuando las unidades de un producto lleguen a 5, dando un aviso de stock bajo, así como un nuevo aviso cuando llegue a 1, con aviso de ultima unidad. Si en algún momento el stock llega a 0, el sistema realizara un pedido de forma automática de 1 unidad.</text:span></text:p>
      <text:p text:style-name="P2"/>
      <text:p text:style-name="Standard"><text:span text:style-name="T2">Los pedidos se pasaran al sistema de gestión de Compras, encargado de realizar las operaciones correspondientes a este proceso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3" style:display-name="ListLabel 3" style:family="text">
      <style:text-properties style:font-name-complex="Calibri2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Sersoker</meta:initial-creator>
    <meta:editing-cycles>5</meta:editing-cycles>
    <meta:creation-date>2014-10-20T16:47:00</meta:creation-date>
    <dc:date>2014-11-20T15:47:20.807592161</dc:date>
    <dc:language>es-ES</dc:language>
    <meta:editing-duration>PT32S</meta:editing-duration>
    <meta:generator>LibreOffice/4.2.3.3$Linux_x86 LibreOffice_project/420m0$Build-3</meta:generator>
    <meta:document-statistic meta:table-count="0" meta:image-count="0" meta:object-count="0" meta:page-count="1" meta:paragraph-count="19" meta:word-count="264" meta:character-count="1505" meta:non-whitespace-character-count="12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